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684811509753415736"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5097812692394826359"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808867370312924753"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4362889338323965324"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51596456611465617"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4367394576901329866" text:style-name="L6">
        <text:list-item>
          <text:list>
            <text:list-header>
              <text:p text:style-name="P170"><text:span text:style-name="T1">warm up:</text:span> 0.2 mile jog and rest 2 minutes</text:p>
              <text:p text:style-name="P170"><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962686969095505311"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133031898696065578"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40262920" text:continue-list="list962686969095505311"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52386646920096243"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273312"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272373"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40266205" text:continue-numbering="true" text:style-name="L9">
        <text:list-item>
          <text:list>
            <text:list-header>
              <text:p text:style-name="P171">Warm down: <text:span text:style-name="T2">0.25 mile jog home</text:span></text:p>
              <text:p text:style-name="P172"/>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40279713" text:continue-numbering="true" text:style-name="L9">
        <text:list-item>
          <text:list>
            <text:list-header>
              <text:p text:style-name="P172">Time for 4.8 miles: 56: 32, Ave Pace: 11:51/mile, Ave HR:118,-&gt;1399 heartbeats/Mile</text:p>
              <text:p text:style-name="P17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268118" text:continue-numbering="true" text:style-name="L9">
        <text:list-item>
          <text:list>
            <text:list-header>
              <text:p text:style-name="P172">Today Oct 13:</text:p>
              <text:p text:style-name="P172">Time for 4.8 miles: 59: 34, Ave Pace: 12:24.5/mile, Ave HR:108.5,-&gt;1345 heartbeats/Mile</text:p>
              <text:p text:style-name="P172">On Thur <text:s/>Oct 8, 2020: </text:p>
              <text:p text:style-name="P172">Time for 4.8 miles: 59: 55, Ave Pace: 12:29/mile, Ave HR:112,-&gt;1398 heartbeats/Mile</text:p>
              <text:p text:style-name="P173">On Oct 8 when going up hill, I ran until my HR was up to 120 bpm and then walked until my HR was 110 bpm and then repeated.</text:p>
              <text:p text:style-name="P173">On Oct 13 when going up hill, I ran until my HR was up to 115 bpm and then walked until my HR was 105 bpm and then repeated.</text:p>
              <text:p text:style-name="P174">On Oct 13 my average rate was faster and heartbeats/mile was lower. Therefore this scheme is better. I should repeat these two workouts and also try the following:</text:p>
              <text:p text:style-name="P173">When going up hill, run until my HR is up to 110 bpm and then walk until my HR is 100 bpm and repeat.</text:p>
              <text:p text:style-name="P17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3335625035596227733"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8736569083847271143"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66836826059336877"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256292" text:continue-numbering="true" text:style-name="L12">
        <text:list-item>
          <text:list>
            <text:list-header>
              <text:p text:style-name="P176">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9226540741601866"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734800930249486982"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16615289884716009" text:style-name="L15">
        <text:list-item>
          <text:list>
            <text:list-header>
              <text:p text:style-name="P155">1.5 miles averaging about 9:40/mile and rest 1 min</text:p>
            </text:list-header>
          </text:list>
        </text:list-item>
      </text:list>
      <text:p text:style-name="P23">1 mile in 8:26 and rest 2 min</text:p>
      <text:list xml:id="list7725495421484938240"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514265143928551654"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262484"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5239438685611668508"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645955199837610768"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2774149436032490729"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40267406" text:continue-list="list3645955199837610768" text:style-name="L19">
        <text:list-item>
          <text:list>
            <text:list-header>
              <text:p text:style-name="P159">(Pace*HR)=1240</text:p>
            </text:list-header>
          </text:list>
        </text:list-item>
      </text:list>
      <text:list xml:id="list40262513" text:continue-list="list5239438685611668508" text:style-name="L18">
        <text:list-item>
          <text:list>
            <text:list-header>
              <text:p text:style-name="P158">2 miles at 10:46/mile Ave HR= 121 bpm and rest a few minutes</text:p>
            </text:list-header>
          </text:list>
        </text:list-item>
      </text:list>
      <text:list xml:id="list40285382" text:continue-list="list40267406"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40259010"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567079448239970550"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741211241376119404"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4776810628744276704"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1354498570362554476" text:style-name="L24">
        <text:list-item>
          <text:p text:style-name="P175">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le: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47041113582634902"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10"><text:span text:style-name="T2"/></text:p>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11"><text:span text:style-name="T2">Splits: 10:04, 9:36, 9:06 and 1:47 for the last 0.2 miles, Ave HR: 148 bpm</text:span></text:p>
      <text:p text:style-name="P23"><text:span text:style-name="T1">Warm down: </text:span>0.25 miles home</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444260250934376473"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9"/>3:03 <text:s text:c="25"/>1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0-09T20:03:04.25</dc:date>
    <dc:creator>James Lombardi</dc:creator>
    <meta:editing-duration>P17DT23H56M40S</meta:editing-duration>
    <meta:editing-cycles>1347</meta:editing-cycles>
    <meta:generator>OpenOffice/4.1.2$Win32 OpenOffice.org_project/412m3$Build-9782</meta:generator>
    <meta:document-statistic meta:table-count="0" meta:image-count="9" meta:object-count="0" meta:page-count="143" meta:paragraph-count="4047" meta:word-count="44367" meta:character-count="228414"/>
  </office:meta>
</office:document-meta>
</file>